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Text_20_body">
      <style:paragraph-properties fo:text-align="justify" style:justify-single-word="false"/>
      <style:text-properties officeooo:paragraph-rsid="001f206e"/>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Standard" style:list-style-name="L3">
      <style:text-properties fo:color="#000000" style:font-name="Times New Roman" fo:font-size="12pt" officeooo:paragraph-rsid="00218905" style:font-name-asian="Times New Roman1" style:font-size-asian="12pt" style:font-name-complex="Times New Roman1" style:font-size-complex="12pt"/>
    </style:style>
    <style:style style:name="P17" style:family="paragraph" style:parent-style-name="Standard">
      <style:text-properties fo:color="#000000" style:font-name="Times New Roman" fo:font-size="12pt" officeooo:paragraph-rsid="00218905" style:font-name-asian="Times New Roman1" style:font-size-asian="12pt" style:font-name-complex="Times New Roman1" style:font-size-complex="12pt"/>
    </style:style>
    <style:style style:name="P18" style:family="paragraph" style:parent-style-name="Standard" style:list-style-name="L3">
      <style:text-properties fo:color="#000000" style:font-name="Times New Roman" fo:font-size="12pt" officeooo:paragraph-rsid="00218905" style:font-name-asian="MS Mincho" style:font-size-asian="12pt" style:font-name-complex="Tahoma3" style:font-size-complex="12pt"/>
    </style:style>
    <style:style style:name="P19" style:family="paragraph" style:parent-style-name="Standard">
      <style:text-properties fo:color="#000000" style:font-name="Times New Roman" fo:font-size="12pt" officeooo:paragraph-rsid="00218905" style:font-name-asian="MS Mincho" style:font-size-asian="12pt" style:font-name-complex="Tahoma3" style:font-size-complex="12pt"/>
    </style:style>
    <style:style style:name="P20" style:family="paragraph" style:parent-style-name="Standard">
      <style:text-properties fo:color="#000000" style:font-name="Times New Roman" fo:font-size="12pt" fo:font-weight="bold" officeooo:paragraph-rsid="00218905" style:font-name-asian="MS Mincho" style:font-size-asian="12pt" style:font-weight-asian="bold" style:font-name-complex="Tahoma3" style:font-size-complex="12pt" style:font-weight-complex="bold"/>
    </style:style>
    <style:style style:name="P21" style:family="paragraph" style:parent-style-name="Standard" style:list-style-name="L3">
      <style:text-properties officeooo:paragraph-rsid="00218905"/>
    </style:style>
    <style:style style:name="P22" style:family="paragraph" style:parent-style-name="Text_20_body" style:list-style-name="L1">
      <style:text-properties officeooo:rsid="001f206e" officeooo:paragraph-rsid="001f206e"/>
    </style:style>
    <style:style style:name="P23" style:family="paragraph" style:parent-style-name="Text_20_body" style:list-style-name="L2">
      <style:text-properties officeooo:rsid="001f206e" officeooo:paragraph-rsid="001f206e"/>
    </style:style>
    <style:style style:name="P24" style:family="paragraph" style:parent-style-name="Text_20_body">
      <style:text-properties officeooo:paragraph-rsid="00218905" style:font-name-asian="MS Mincho" style:font-name-complex="Tahoma3"/>
    </style:style>
    <style:style style:name="P25" style:family="paragraph" style:parent-style-name="Text_20_body">
      <style:text-properties style:font-name="Colibri" fo:font-size="11pt" officeooo:paragraph-rsid="00218905" style:font-name-asian="MS Mincho" style:font-size-asian="11pt" style:font-name-complex="Tahoma3" style:font-size-complex="11pt"/>
    </style:style>
    <style:style style:name="P26" style:family="paragraph" style:parent-style-name="Text_20_body" style:list-style-name="L5">
      <style:text-properties officeooo:paragraph-rsid="00218905"/>
    </style:style>
    <style:style style:name="P27" style:family="paragraph" style:parent-style-name="Text_20_body">
      <style:text-properties officeooo:paragraph-rsid="00218905"/>
    </style:style>
    <style:style style:name="P28" style:family="paragraph" style:parent-style-name="Text_20_body">
      <style:paragraph-properties fo:text-align="center" style:justify-single-word="false"/>
      <style:text-properties fo:font-size="12pt" fo:font-weight="bold" officeooo:paragraph-rsid="00218905"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fo:font-size="12pt" officeooo:paragraph-rsid="00218905" style:font-size-asian="12pt" style:font-size-complex="12pt"/>
    </style:style>
    <style:style style:name="P30" style:family="paragraph" style:parent-style-name="Text_20_body">
      <style:text-properties officeooo:rsid="00237ba4" officeooo:paragraph-rsid="00218905"/>
    </style:style>
    <style:style style:name="P31" style:family="paragraph" style:parent-style-name="Text_20_body">
      <style:text-properties officeooo:rsid="002008a4" officeooo:paragraph-rsid="00218905"/>
    </style:style>
    <style:style style:name="P32" style:family="paragraph" style:parent-style-name="Text_20_body" style:list-style-name="L6">
      <style:text-properties fo:font-weight="bold" officeooo:rsid="0021aed0" officeooo:paragraph-rsid="00218905" style:font-weight-asian="bold" style:font-weight-complex="bold"/>
    </style:style>
    <style:style style:name="P33" style:family="paragraph" style:parent-style-name="Text_20_body">
      <style:text-properties fo:font-weight="bold" officeooo:paragraph-rsid="00218905" style:font-weight-asian="bold" style:font-weight-complex="bold"/>
    </style:style>
    <style:style style:name="P34" style:family="paragraph" style:parent-style-name="Text_20_body" style:list-style-name="L7">
      <style:text-properties fo:font-weight="bold" officeooo:paragraph-rsid="00218905" style:font-weight-asian="bold" style:font-weight-complex="bold"/>
    </style:style>
    <style:style style:name="P35" style:family="paragraph" style:parent-style-name="Text_20_body" style:list-style-name="L10">
      <style:text-properties fo:font-weight="bold" officeooo:paragraph-rsid="00218905" style:font-weight-asian="bold" style:font-weight-complex="bold"/>
    </style:style>
    <style:style style:name="P36" style:family="paragraph" style:parent-style-name="Text_20_body" style:list-style-name="L11">
      <style:text-properties fo:font-weight="bold" officeooo:paragraph-rsid="00218905" style:font-weight-asian="bold" style:font-weight-complex="bold"/>
    </style:style>
    <style:style style:name="P37" style:family="paragraph" style:parent-style-name="Text_20_body" style:list-style-name="L13">
      <style:text-properties fo:font-weight="bold" officeooo:paragraph-rsid="00218905" style:font-weight-asian="bold" style:font-weight-complex="bold"/>
    </style:style>
    <style:style style:name="P38" style:family="paragraph" style:parent-style-name="Text_20_body" style:list-style-name="L16">
      <style:text-properties fo:font-weight="bold" officeooo:paragraph-rsid="00218905" style:font-weight-asian="bold" style:font-weight-complex="bold"/>
    </style:style>
    <style:style style:name="P39" style:family="paragraph" style:parent-style-name="Text_20_body" style:list-style-name="L17">
      <style:text-properties fo:font-weight="bold" officeooo:paragraph-rsid="00218905" style:font-weight-asian="bold" style:font-weight-complex="bold"/>
    </style:style>
    <style:style style:name="P40" style:family="paragraph" style:parent-style-name="Text_20_body">
      <style:text-properties fo:font-weight="normal" officeooo:rsid="0021aed0" officeooo:paragraph-rsid="00218905" style:font-weight-asian="normal" style:font-weight-complex="normal"/>
    </style:style>
    <style:style style:name="P41" style:family="paragraph" style:parent-style-name="Text_20_body">
      <style:text-properties fo:font-weight="normal" officeooo:rsid="00309d25" officeooo:paragraph-rsid="00218905" style:font-weight-asian="normal" style:font-weight-complex="normal"/>
    </style:style>
    <style:style style:name="P42" style:family="paragraph" style:parent-style-name="Text_20_body">
      <style:text-properties fo:font-weight="normal" officeooo:rsid="00237ba4" officeooo:paragraph-rsid="00218905" style:font-weight-asian="normal" style:font-weight-complex="normal"/>
    </style:style>
    <style:style style:name="P43" style:family="paragraph" style:parent-style-name="Text_20_body">
      <style:text-properties fo:font-weight="normal" officeooo:paragraph-rsid="00218905" style:font-weight-asian="normal" style:font-weight-complex="normal"/>
    </style:style>
    <style:style style:name="P44" style:family="paragraph" style:parent-style-name="Text_20_body">
      <style:paragraph-properties fo:text-align="center" style:justify-single-word="false"/>
      <style:text-properties officeooo:paragraph-rsid="00218905"/>
    </style:style>
    <style:style style:name="P45" style:family="paragraph" style:parent-style-name="Text_20_body" style:list-style-name="L12">
      <style:text-properties officeooo:paragraph-rsid="00218905"/>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209024" style:font-name-asian="MS Mincho" style:font-name-complex="Tahoma3"/>
    </style:style>
    <style:style style:name="P48" style:family="paragraph" style:parent-style-name="Heading_20_1">
      <style:paragraph-properties fo:break-before="page"/>
      <style:text-properties officeooo:paragraph-rsid="00209024"/>
    </style:style>
    <style:style style:name="P49" style:family="paragraph" style:parent-style-name="Table_20_Contents">
      <style:paragraph-properties fo:text-align="center" style:justify-single-word="false"/>
      <style:text-properties style:font-name="Tahoma1" fo:font-size="12pt" fo:font-style="italic" officeooo:rsid="001f206e" officeooo:paragraph-rsid="001f206e" style:font-size-asian="12pt" style:font-style-asian="italic" style:font-size-complex="12pt" style:font-style-complex="italic"/>
    </style:style>
    <style:style style:name="P50" style:family="paragraph" style:parent-style-name="Table_20_Contents">
      <style:text-properties style:font-name="Tahoma1" fo:font-size="10pt" officeooo:rsid="001f206e" officeooo:paragraph-rsid="001f206e"/>
    </style:style>
    <style:style style:name="P51" style:family="paragraph" style:parent-style-name="Table_20_Contents">
      <style:text-properties style:font-name="Tahoma1" fo:font-size="10pt" officeooo:paragraph-rsid="00209024"/>
    </style:style>
    <style:style style:name="P52" style:family="paragraph" style:parent-style-name="Table_20_Contents">
      <style:text-properties fo:font-style="italic" officeooo:rsid="001f206e" officeooo:paragraph-rsid="001f206e" style:font-style-asian="italic" style:font-style-complex="italic"/>
    </style:style>
    <style:style style:name="P53" style:family="paragraph" style:parent-style-name="Spec_20_-_20_Informations_20_2_20_de_20_première_20_page">
      <style:text-properties officeooo:rsid="001f206e" officeooo:paragraph-rsid="001f206e"/>
    </style:style>
    <style:style style:name="P54" style:family="paragraph" style:parent-style-name="Heading_20_3">
      <style:text-properties officeooo:paragraph-rsid="001f206e"/>
    </style:style>
    <style:style style:name="P55" style:family="paragraph" style:parent-style-name="Heading_20_3">
      <style:text-properties fo:font-size="14pt" style:font-size-asian="14pt" style:font-size-complex="14pt"/>
    </style:style>
    <style:style style:name="P56" style:family="paragraph" style:parent-style-name="Heading_20_3">
      <style:text-properties officeooo:paragraph-rsid="00218905"/>
    </style:style>
    <style:style style:name="P57" style:family="paragraph" style:parent-style-name="Heading_20_3">
      <style:paragraph-properties fo:break-before="page"/>
      <style:text-properties officeooo:paragraph-rsid="00218905"/>
    </style:style>
    <style:style style:name="P58" style:family="paragraph" style:parent-style-name="Heading_20_2">
      <style:text-properties officeooo:paragraph-rsid="001f206e"/>
    </style:style>
    <style:style style:name="P59" style:family="paragraph" style:parent-style-name="Heading_20_2">
      <style:text-properties fo:font-size="16pt" style:font-size-asian="16pt" style:font-size-complex="16pt"/>
    </style:style>
    <style:style style:name="P60" style:family="paragraph" style:parent-style-name="Heading_20_2">
      <style:text-properties officeooo:paragraph-rsid="00218905"/>
    </style:style>
    <style:style style:name="T1" style:family="text">
      <style:text-properties officeooo:rsid="001f206e"/>
    </style:style>
    <style:style style:name="T2" style:family="text">
      <style:text-properties style:font-name-asian="MS Mincho"/>
    </style:style>
    <style:style style:name="T3" style:family="text">
      <style:text-properties style:font-name-asian="MS Mincho" style:font-name-complex="Tahoma3"/>
    </style:style>
    <style:style style:name="T4" style:family="text">
      <style:text-properties officeooo:rsid="00209024" style:font-name-asian="MS Mincho" style:font-name-complex="Tahoma3"/>
    </style:style>
    <style:style style:name="T5" style:family="text">
      <style:text-properties officeooo:rsid="0004bae9" style:font-name-asian="MS Mincho" style:font-name-complex="Tahoma3"/>
    </style:style>
    <style:style style:name="T6" style:family="text">
      <style:text-properties officeooo:rsid="000c03af"/>
    </style:style>
    <style:style style:name="T7" style:family="text">
      <style:text-properties officeooo:rsid="00209024"/>
    </style:style>
    <style:style style:name="T8" style:family="text">
      <style:text-properties style:font-name-complex="Tahoma3"/>
    </style:style>
    <style:style style:name="T9" style:family="text">
      <style:text-properties fo:language="de" fo:country="DE"/>
    </style:style>
    <style:style style:name="T10" style:family="text">
      <style:text-properties fo:color="#000000" style:font-name="Colibri" fo:font-size="11pt" style:font-size-asian="11pt" style:font-size-complex="11pt"/>
    </style:style>
    <style:style style:name="T11" style:family="text">
      <style:text-properties fo:color="#000000" style:font-name="Colibri" fo:font-size="11pt" fo:language="de" fo:country="DE" style:font-size-asian="11pt" style:font-size-complex="11pt"/>
    </style:style>
    <style:style style:name="T12" style:family="text">
      <style:text-properties fo:color="#000000" style:font-name="Colibri" fo:font-size="11pt" style:font-name-asian="MS Mincho" style:font-size-asian="11pt" style:font-name-complex="Tahoma3" style:font-size-complex="11pt"/>
    </style:style>
    <style:style style:name="T13" style:family="text">
      <style:text-properties fo:color="#000000" style:font-name="Colibri" fo:font-size="11pt" officeooo:rsid="0004bae9" style:font-name-asian="MS Mincho" style:font-size-asian="11pt" style:font-name-complex="Tahoma3" style:font-size-complex="11pt"/>
    </style:style>
    <style:style style:name="T14" style:family="text">
      <style:text-properties fo:color="#000000" style:font-name="Times New Roman" fo:font-size="12pt" style:font-name-asian="Times New Roman1" style:font-size-asian="12pt" style:font-name-complex="Times New Roman1" style:font-size-complex="12pt"/>
    </style:style>
    <style:style style:name="T15"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6"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17" style:family="text">
      <style:text-properties fo:color="#000000" style:font-name-asian="MS Mincho" style:font-name-complex="Tahoma3"/>
    </style:style>
    <style:style style:name="T18" style:family="text">
      <style:text-properties officeooo:rsid="00210aef"/>
    </style:style>
    <style:style style:name="T19" style:family="text">
      <style:text-properties style:font-name="Colibri" fo:font-size="11pt" style:font-name-asian="MS Mincho" style:font-size-asian="11pt" style:font-name-complex="Tahoma3" style:font-size-complex="11pt"/>
    </style:style>
    <style:style style:name="T20" style:family="text">
      <style:text-properties style:font-name="Colibri" fo:font-size="11pt" officeooo:rsid="00209024" style:font-name-asian="MS Mincho" style:font-size-asian="11pt" style:font-name-complex="Tahoma3" style:font-size-complex="11pt"/>
    </style:style>
    <style:style style:name="T21" style:family="text">
      <style:text-properties style:font-name="Colibri" fo:font-size="11pt" officeooo:rsid="000f3d0e" style:font-name-asian="MS Mincho" style:font-size-asian="11pt" style:font-name-complex="Tahoma3" style:font-size-complex="11pt"/>
    </style:style>
    <style:style style:name="T22" style:family="text">
      <style:text-properties style:font-name="Colibri" fo:font-size="11pt" fo:font-weight="normal" officeooo:rsid="002fd123" style:font-name-asian="MS Mincho" style:font-size-asian="11pt" style:font-weight-asian="normal" style:font-name-complex="Tahoma3" style:font-size-complex="11pt"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name-asian="MS Mincho" style:font-weight-asian="bold" style:font-name-complex="Tahoma3" style:font-weight-complex="bold"/>
    </style:style>
    <style:style style:name="T26" style:family="text">
      <style:text-properties fo:font-style="italic" style:font-style-asian="italic" style:font-style-complex="italic"/>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04bae9" style:font-style-asian="normal" style:font-weight-asian="bold" style:font-style-complex="normal" style:font-weight-complex="bold"/>
    </style:style>
    <style:style style:name="T29" style:family="text">
      <style:text-properties fo:font-style="normal" style:font-style-asian="normal" style:font-style-complex="normal"/>
    </style:style>
    <style:style style:name="T30" style:family="text">
      <style:text-properties fo:font-variant="normal" fo:text-transform="none" fo:color="#222222" style:font-name="Colibri" fo:font-size="11pt" fo:letter-spacing="normal" fo:font-style="normal" fo:font-weight="normal" style:font-size-asian="11pt" style:font-size-complex="11pt"/>
    </style:style>
    <style:style style:name="T31" style:family="text">
      <style:text-properties fo:font-variant="normal" fo:text-transform="none" fo:color="#222222" style:font-name="Colibri" fo:font-size="11pt" fo:letter-spacing="normal" fo:font-style="normal" fo:font-weight="normal" style:font-name-asian="MS Mincho" style:font-size-asian="11pt" style:font-name-complex="Tahoma3" style:font-size-complex="11pt"/>
    </style:style>
    <style:style style:name="T32" style:family="text">
      <style:text-properties officeooo:rsid="0004bae9"/>
    </style:style>
    <style:style style:name="T33" style:family="text">
      <style:text-properties officeooo:rsid="0005a945"/>
    </style:style>
    <style:style style:name="T34" style:family="text">
      <style:text-properties fo:font-weight="normal" officeooo:rsid="002fd123" style:font-weight-asian="normal" style:font-weight-complex="normal"/>
    </style:style>
    <style:style style:name="T35" style:family="text">
      <style:text-properties fo:font-weight="normal" officeooo:rsid="002c0d74" style:font-weight-asian="normal" style:font-weight-complex="normal"/>
    </style:style>
    <style:style style:name="T36" style:family="text">
      <style:text-properties fo:font-weight="normal" officeooo:rsid="002da955" style:font-weight-asian="normal" style:font-weight-complex="normal"/>
    </style:style>
    <style:style style:name="T37" style:family="text">
      <style:text-properties officeooo:rsid="002008a4"/>
    </style:style>
    <style:style style:name="T38" style:family="text">
      <style:text-properties officeooo:rsid="0021aed0"/>
    </style:style>
    <style:style style:name="T39" style:family="text">
      <style:text-properties officeooo:rsid="00237ba4"/>
    </style:style>
    <style:style style:name="T40" style:family="text">
      <style:text-properties officeooo:rsid="00228eaa"/>
    </style:style>
    <style:style style:name="T41" style:family="text">
      <style:text-properties officeooo:rsid="00250344"/>
    </style:style>
    <style:style style:name="T42" style:family="text">
      <style:text-properties officeooo:rsid="00259367"/>
    </style:style>
    <style:style style:name="T43" style:family="text">
      <style:text-properties officeooo:rsid="002722d9"/>
    </style:style>
    <style:style style:name="T44" style:family="text">
      <style:text-properties officeooo:rsid="002a8bf2"/>
    </style:style>
    <style:style style:name="T45" style:family="text">
      <style:text-properties officeooo:rsid="0028bfd7"/>
    </style:style>
    <style:style style:name="T46" style:family="text">
      <style:text-properties officeooo:rsid="002c0d74"/>
    </style:style>
    <style:style style:name="T47" style:family="text">
      <style:text-properties officeooo:rsid="002acaac"/>
    </style:style>
    <style:style style:name="T48" style:family="text">
      <style:text-properties officeooo:rsid="002d633e"/>
    </style:style>
    <style:style style:name="T49" style:family="text">
      <style:text-properties officeooo:rsid="002da955"/>
    </style:style>
    <style:style style:name="T50" style:family="text">
      <style:text-properties officeooo:rsid="002fd123"/>
    </style:style>
    <style:style style:name="T51" style:family="text">
      <style:text-properties officeooo:rsid="00309d25"/>
    </style:style>
    <style:style style:name="T52" style:family="text">
      <style:text-properties officeooo:rsid="002f83ff"/>
    </style:style>
    <style:style style:name="T53" style:family="text">
      <style:text-properties fo:font-size="12pt"/>
    </style:style>
    <style:style style:name="T54" style:family="text">
      <style:text-properties style:font-size-asian="12pt"/>
    </style:style>
    <style:style style:name="T55" style:family="text">
      <style:text-properties style:font-weight-asian="bold"/>
    </style:style>
    <style:style style:name="T56" style:family="text">
      <style:text-properties style:font-size-complex="12pt"/>
    </style:style>
    <style:style style:name="T57" style:family="text">
      <style:text-properties style:font-weight-complex="bold"/>
    </style:style>
    <style:style style:name="T58" style:family="text">
      <style:text-properties officeooo:rsid="000f3d0e"/>
    </style:style>
    <style:style style:name="T59" style:family="text">
      <style:text-properties officeooo:rsid="0002a306"/>
    </style:style>
    <style:style style:name="T60" style:family="text">
      <style:text-properties officeooo:rsid="0014bb4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Évaluation des solutions</text:title></text:p>
      <text:p text:style-name="P10"><text:subject>Comparaison entre les solutions spécifique et standard</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P53">Groupe H4312</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7-03">
            <text:p text:style-name="P49">07/03/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7-03">
            <text:p text:style-name="P52">07/03/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4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2011-07-03">
            <text:p text:style-name="P50">07/03/2011</text:p>
          </table:table-cell>
          <table:table-cell table:style-name="Tableau1.B2" office:value-type="string">
            <text:p text:style-name="P50">PITIOT Billy</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B2" office:value-type="string">
            <text:p text:style-name="P50">08/03/<text:span text:style-name="T7">20</text:span>11</text:p>
          </table:table-cell>
          <table:table-cell table:style-name="Tableau1.B2" office:value-type="string">
            <text:p text:style-name="P51"><text:span text:style-name="T7">PITIOT Billy</text:span></text:p>
          </table:table-cell>
          <table:table-cell table:style-name="Tableau1.C2" office:value-type="float" office:value="0">
            <text:p text:style-name="P51"><text:span text:style-name="T7">1.1</text:span></text:p>
          </table:table-cell>
          <table:table-cell table:style-name="Tableau1.D2" office:value-type="string">
            <text:p text:style-name="P51"><text:span text:style-name="T7">Intégration et validation RQ</text:spa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46" text:outline-level="1"><text:bookmark text:name="__RefHeading__494_297275160"/>Introduction<text:bookmark-end text:name="__RefHeading__494_297275160"/></text:h>
      <text:h text:style-name="P58" text:outline-level="2">Présentation du projet</text:h>
      <text:h text:style-name="P54" text:outline-level="3"><text:bookmark text:name="__RefHeading__500_297275160"/>Contexte<text:bookmark-end text:name="__RefHeading__500_297275160"/></text:h>
      <text:p text:style-name="P12"><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P54" text:outline-level="3"><text:bookmark text:name="__RefHeading__390_1336058694"/>Objectifs<text:bookmark-end text:name="__RefHeading__390_1336058694"/></text:h>
      <text:p text:style-name="P12"><text:span text:style-name="T6"><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1">Ce document récapitule les caractéristiques de chaque solution présentée dans les documents de construction des solution : la solution standard mise en place à l'aide de SAP et modélisée grâce à ARIS et la solution spécifique développée de toute pièce pour les besoins de GSTP. Il permet ensuite une comparaison détaillées entre les deux solutions et conclu sur l</text:span><text:span text:style-name="T7">es critères permettant de faire la part entre les deux solutions</text:span><text:span text:style-name="T1">.</text:span></text:p>
      <text:h text:style-name="P59" text:outline-level="2"><text:bookmark text:name="__RefHeading__394_1336058694"/>Document applicables/Documents de référence <text:bookmark-end text:name="__RefHeading__394_1336058694"/></text:h>
      <text:h text:style-name="P55" text:outline-level="3"><text:bookmark text:name="__RefHeading__396_1336058694"/>Documents applicables <text:bookmark-end text:name="__RefHeading__396_1336058694"/></text:h>
      <text:list xml:id="list286884218" text:style-name="L1">
        <text:list-item>
          <text:p text:style-name="P22">Plan d'Assurance Qualité</text:p>
        </text:list-item>
      </text:list>
      <text:h text:style-name="P55" text:outline-level="3"><text:bookmark text:name="__RefHeading__398_1336058694"/>Documents de référence <text:bookmark-end text:name="__RefHeading__398_1336058694"/></text:h>
      <text:list xml:id="list356628042" text:style-name="L2">
        <text:list-item>
          <text:p text:style-name="P23">Documents de construction des solutions</text:p>
        </text:list-item>
      </text:list>
      <text:h text:style-name="P59"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text:p>
      <text:p text:style-name="P11"/>
      <text:h text:style-name="P47" text:outline-level="1"><text:bookmark text:name="__RefHeading__402_1336058694"/><text:span text:style-name="T7">Solution Spécifique</text:span><text:bookmark-end text:name="__RefHeading__402_1336058694"/></text:h>
      <text:h text:style-name="P60" text:outline-level="2">Critères financiers</text:h>
      <text:h text:style-name="P56" text:outline-level="3"><text:bookmark text:name="__RefHeading__498_297275160"/>Investissement total<text:bookmark-end text:name="__RefHeading__498_297275160"/></text:h>
      <text:p text:style-name="P28"/>
      <text:p text:style-name="P29"><text:bookmark text:name="__RefHeading__500_2972751601"/><text:span text:style-name="T24">Budget d'investissement:</text:span><text:bookmark-end text:name="__RefHeading__500_2972751601"/></text:p>
      <text:list xml:id="list576576446" text:style-name="L3">
        <text:list-item>
          <text:list>
            <text:list-item>
              <text:list>
                <text:list-item>
                  <text:p text:style-name="P21"><text:span text:style-name="T14">Coûts </text:span><text:span text:style-name="T15">d'acquisition du logiciel</text:span><text:span text:style-name="T14">: <text:s/>45 fonctions de base (10 jours homme/fonction), et environ 15 fonctions complexes (20 jours homme/fonction). On estime à 400 euro un jour/homme ce qui donne un prix du logiciel de </text:span><text:span text:style-name="T16">300 000 euro.</text:span></text:p>
                </text:list-item>
                <text:list-item>
                  <text:p text:style-name="P16">3 nouveau PCs dans le département Matériel et 1 ordinateur pour chaque chantier (<text:span text:style-name="T24">33 nouveau ordinateurs</text:span>). Le prix estimé d'un ordinateur est 700 euro, ce qui donne un investissement de <text:span text:style-name="T26">23 100 euro</text:span></text:p>
                </text:list-item>
                <text:list-item>
                  <text:p text:style-name="P16"><text:span text:style-name="T24">3 serveurs </text:span><text:s/>à 1000 euro =&gt; 3<text:span text:style-name="T26">000 euro</text:span></text:p>
                </text:list-item>
                <text:list-item>
                  <text:p text:style-name="P16"><text:span text:style-name="T27">4 route</text:span><text:span text:style-name="T28">u</text:span><text:span text:style-name="T27">rs</text:span><text:span text:style-name="T29"> à 50 euro =&gt; 200 euro</text:span></text:p>
                </text:list-item>
                <text:list-item>
                  <text:p text:style-name="P16">Coût d<text:span text:style-name="T24">'intégration </text:span>: 7 jours/homme =&gt; <text:s/><text:span text:style-name="T26">2450 euro </text:span><text:span text:style-name="T29">(350 euro/jour)</text:span></text:p>
                </text:list-item>
                <text:list-item>
                  <text:p text:style-name="P16"><text:span text:style-name="T27">Saisie</text:span><text:span text:style-name="T29"> et initialisation des données : 5 jours à 120/jour =&gt; 600 euro</text:span></text:p>
                </text:list-item>
                <text:list-item>
                  <text:p text:style-name="P16"><text:span text:style-name="T24">Formation personnel</text:span>: 4 jours pour les 80 représentants des chantiers ( 2 représentants/chantier) et un jour par département. <text:s/>On estime le coût d'une journée de formation à 500 euro d'où on investi <text:span text:style-name="T26">3500 euro </text:span>en formations. </text:p>
                </text:list-item>
                <text:list-item>
                  <text:p text:style-name="P16"><text:span text:style-name="T3">Prime pour les personnes </text:span><text:span text:style-name="T30">licenciées: 3000 euro/personne ( 180 000 euro)</text:span></text:p>
                </text:list-item>
                <text:list-item>
                  <text:p text:style-name="P18">Coût de perturbation au démarrage – difficile à estimer.</text:p>
                </text:list-item>
              </text:list>
            </text:list-item>
          </text:list>
        </text:list-item>
      </text:list>
      <text:p text:style-name="P19"/>
      <text:p text:style-name="P20">Total: 512 850 euro </text:p>
      <text:p text:style-name="P17"/>
      <text:p text:style-name="P44">Risques sur budget d'investissement</text:p>
      <text:p text:style-name="P27"><text:span text:style-name="T3"><text:tab/>Pour la solution spécifique les risque</text:span><text:span text:style-name="T5">s</text:span><text:span text:style-name="T3"> sur le budget d'investissement ne sont pas trop élevés car la solution est issue d'une analyse détaill</text:span><text:span text:style-name="T5">ée</text:span><text:span text:style-name="T3"> de la situation actuelle et elle apporte des solutions fiables et bien adapté</text:span><text:span text:style-name="T5">e</text:span><text:span text:style-name="T3"> aux problèmes découverts. Normalement, le logiciel satisfait exactement </text:span><text:span text:style-name="T5">les</text:span><text:span text:style-name="T3"> besoins du client, respecte les processus défini</text:span><text:span text:style-name="T5">s</text:span><text:span text:style-name="T3"> dans la premi</text:span><text:span text:style-name="T5">è</text:span><text:span text:style-name="T3">r</text:span><text:span text:style-name="T5">e</text:span><text:span text:style-name="T3"> partie de notre étude et les exigences non fonctionnelles, et il a des coûts bien défini</text:span><text:span text:style-name="T5">s</text:span><text:span text:style-name="T3">. En conséquence, on considère très faibles les risques de non fia</text:span><text:span text:style-name="T17">bilité, de solutions trop lourdes sur les processus critique, ou d'autres</text:span><text:span text:style-name="T12"> problèmes liés au logiciel. Les autres coûts ne sont pas trop élevés par rapport au coût <text:s/>du logiciel (sauf la prime). On a un risque un peu plus importants d</text:span><text:span text:style-name="T13">u</text:span><text:span text:style-name="T12"> coté humain, càd résistance au changement, communication inefficace, difficultés, ou une exploitation inefficace du nouveau système. L'entreprise va adopter une politique de changement, </text:span><text:span text:style-name="T13">effectuer </text:span><text:span text:style-name="T12">des vérifications et </text:span><text:span text:style-name="T13">des études</text:span><text:span text:style-name="T12"> </text:span><text:span text:style-name="T13">p</text:span><text:span text:style-name="T12">our diminuer au maximum ces risques.</text:span></text:p>
      <text:h text:style-name="P57" text:outline-level="3"><text:bookmark text:name="__RefHeading__392_13360586941"/>Retour sur investissement<text:bookmark-end text:name="__RefHeading__392_13360586941"/></text:h>
      <text:p text:style-name="P28"/>
      <text:p text:style-name="P44">Gains (estimation)</text:p>
      <text:p text:style-name="P27"><text:span text:style-name="T3"><text:tab/>Les gains les plus importants sont du</text:span><text:span text:style-name="T5">s</text:span><text:span text:style-name="T3"> à l'externalisation de la maintenance. Maintenant </text:span><text:span text:style-name="T5">il n'y</text:span><text:span text:style-name="T3"> a </text:span><text:span text:style-name="T5">que </text:span><text:span text:style-name="T3">2 personnes qui s'occupe</text:span><text:span text:style-name="T5">nt</text:span><text:span text:style-name="T3"> de la gestion de la maintenance à la place de 60 personne</text:span><text:span text:style-name="T5">s</text:span><text:span text:style-name="T3">. Si on estime à 4 500 euro le salaire et les charger d'un employé de ce département, </text:span><text:span text:style-name="T5">il y a un gain d'</text:span><text:span text:style-name="T3">environ <text:s/></text:span><text:span text:style-name="T25">3 M euro</text:span><text:span text:style-name="T3"> par an. </text:span></text:p>
      <text:p text:style-name="P27"><text:tab/>Ensuit<text:span text:style-name="T32">e</text:span>, <text:span text:style-name="T33">nous n'avons</text:span> plus les pièces de rechange qui v<text:span text:style-name="T32">a</text:span>lent 10 M euro, ni l'espace de stockage. <text:span text:style-name="T32">Nous n'avons plus</text:span> les <text:span text:style-name="T32">a</text:span>teliers princip<text:span text:style-name="T32">aux</text:span> et <text:span text:style-name="T32">ceux des</text:span> chantiers qui engageaient aussi des dépenses supplémentaire<text:span text:style-name="T32">s</text:span>. Par contre, <text:span text:style-name="T32">nous allons</text:span> payer une compagnie externe qui va s'occuper de la maintenance de 2000 machines – où 1200 sont de petits matériels. On estime à 1500 euro le prix moyen de maintenance d'une machine par an, d'où un coût de <text:span text:style-name="T24">3 M euro</text:span> par an. </text:p>
      <text:p text:style-name="P27"><text:tab/>Comme le coût de la maintenance est égal à <text:span text:style-name="T32">ce qu'</text:span>on pay<text:span text:style-name="T32">ait</text:span> avant <text:span text:style-name="T32">aux</text:span> employées qui s'occupaient de la maintenance, <text:span text:style-name="T32">dans</text:span> la suite de nos calculs <text:span text:style-name="T32">nous ne prenons</text:span> pas en <text:span text:style-name="T32">compte</text:span> ces coûts qui s'annulent réciproquement.</text:p>
      <text:p text:style-name="P27"><text:span text:style-name="T32"/></text:p>
      <text:p text:style-name="P27"><text:span text:style-name="T32"><text:tab/>Nous avons </text:span>aussi des gains significati<text:span text:style-name="T32">f</text:span>s au niveau d<text:span text:style-name="T32">u</text:span> fonctionnement de tout le département d<text:span text:style-name="T32">û</text:span> à une meilleur<text:span text:style-name="T32">e</text:span> communication, une efficacité et réactivité plus élevé, une diminutions de délais, une meilleur planification. Les gains opérationnels sont du<text:span text:style-name="T32">s</text:span> à l'optimisation et <text:span text:style-name="T32">l'</text:span>informatisation des processus. Normalement on va avoir beaucoup moins d<text:span text:style-name="T32">'</text:span>évènements imprévus comme des machines qui tombent en panne ou des locations et des achats urgents car des plannings issues des statistiques et des analyse<text:span text:style-name="T32">s</text:span> seront faits. On pense quand même allouer 3000 euro/mois a des interventions, maintenance et <text:s/>amélioration continue du nouveau système informatique.</text:p>
      <text:p text:style-name="P27"/>
      <text:p text:style-name="P27">Pour résumer:</text:p>
      <text:list xml:id="list141809977" text:style-name="L5">
        <text:list-item>
          <text:p text:style-name="P26">personnel: 3M /an </text:p>
        </text:list-item>
        <text:list-item>
          <text:p text:style-name="P26">espace et maintenance du stock et des 40 ateliers: <text:s/>8 000 euro/mois (pour un an: 96 000euro)</text:p>
        </text:list-item>
        <text:list-item>
          <text:p text:style-name="P26">gains d'efficacité et planification: <text:s/>115 000 euro/an <text:s/></text:p>
          <text:p text:style-name="P26">Résultat : 211 000euro/an.</text:p>
        </text:list-item>
      </text:list>
      <text:p text:style-name="P27"/>
      <text:p text:style-name="P44">Montant du retour sur investissement (ROI)</text:p>
      <text:p text:style-name="P27"><text:span text:style-name="T3"><text:tab/>Si on doit chiffrer toutes les gains et les coûts énumérés </text:span><text:span text:style-name="T5">auparavant</text:span><text:span text:style-name="T3">, par un calcule très </text:span><text:span text:style-name="T5">approx</text:span><text:span text:style-name="T3">imati</text:span><text:span text:style-name="T5">f</text:span><text:span text:style-name="T3"> on peut indiquer l</text:span><text:span text:style-name="T19">e ROI :(</text:span><text:span text:style-name="T31">gain from investment - cost of investment)/cost of investment</text:span><text:span text:style-name="T19"> </text:span></text:p>
      <text:p text:style-name="P27">Le ROI pour 5 ans : (211000*5 – 512 000) / 512 000 = <text:s text:c="2"/>106 %</text:p>
      <text:p text:style-name="P27"/>
      <text:p text:style-name="P44">Délai du retour sur investissement</text:p>
      <text:p text:style-name="P27"><text:span text:style-name="T4"><text:tab/>512</text:span><text:span text:style-name="T20"> 000 / 211 000 = <text:s/>2 ans et 5 mois</text:span></text:p>
      <text:p text:style-name="P27"><text:span text:style-name="T20"/></text:p>
      <text:h text:style-name="P60" text:outline-level="2"><text:span text:style-name="T37">Mise en </text:span><text:span text:style-name="T38">œ</text:span><text:span text:style-name="T37">uvre de la solution spécifique</text:span></text:h>
      <text:p text:style-name="P31"/>
      <text:list xml:id="list2117047886" text:style-name="L6">
        <text:list-item>
          <text:p text:style-name="P32">Délais de mise en œuvre</text:p>
        </text:list-item>
      </text:list>
      <text:p text:style-name="P27"><text:span text:style-name="T38"><text:tab/>Les délais de mise en œuvre vont être conditionnés par le temps nécessaire pour </text:span><text:span text:style-name="T39">concevoir, </text:span><text:span text:style-name="T38">développer </text:span><text:span text:style-name="T40">et tester</text:span><text:span text:style-name="T38"> les applications, le temps d'intégration du système puis le temps de formation du personnel.</text:span></text:p>
      <text:p text:style-name="P27"><text:span text:style-name="T38"><text:tab/></text:span><text:span text:style-name="T41">N</text:span><text:span text:style-name="T39">ous avons environs 45 fonctions de base (consultation de base de données, …) et environ 15 fonctions complexes (gestion des statistiques, …). </text:span><text:span text:style-name="T41">En comptant 10 jours/homme </text:span><text:soft-page-break/><text:span text:style-name="T41">par fonction de base et 20 jours/homme par fonction complexe nous obtenons un total de 750 jours/homme pour développer l'application.</text:span></text:p>
      <text:p text:style-name="P27"><text:span text:style-name="T41"><text:tab/></text:span><text:span text:style-name="T42">Par la suite </text:span><text:span text:style-name="T43">il faut former </text:span><text:span text:style-name="T44">l</text:span><text:span text:style-name="T43">es employés qui vont utiliser les applications. </text:span><text:span text:style-name="T45">Il y a 9 employés dans les différents départements (</text:span><text:span text:style-name="T46">2</text:span><text:span text:style-name="T45"> dans le département Maintenance, 2 dans le département Achat et </text:span><text:span text:style-name="T46">5</text:span><text:span text:style-name="T45"> dans le département Matériel) et les employés des chantiers. Il nous semble nécessaire de former au moins </text:span><text:span text:style-name="T46">deux</text:span><text:span text:style-name="T45"> personne</text:span><text:span text:style-name="T46">s</text:span><text:span text:style-name="T45"> par chantier et chaque personne de chaque département. Étant donné que les applications utilisées par chaque département sont différentes, nous comptons 1 jour de formation par département et </text:span><text:span text:style-name="T47">4</text:span><text:span text:style-name="T45"> jour</text:span><text:span text:style-name="T44">s</text:span><text:span text:style-name="T45"> de formation pour les </text:span><text:span text:style-name="T47">employés</text:span><text:span text:style-name="T45"> de</text:span><text:span text:style-name="T46">s</text:span><text:span text:style-name="T45"> chantiers </text:span><text:span text:style-name="T44">(</text:span><text:span text:style-name="T47">4</text:span><text:span text:style-name="T44"> sessions de 20 personnes).</text:span></text:p>
      <text:list xml:id="list1834153472" text:continue-numbering="true" text:style-name="L6">
        <text:list-item>
          <text:p text:style-name="P32">Délais d'adaptation au nouveau SI</text:p>
        </text:list-item>
      </text:list>
      <text:p text:style-name="P43"><text:span text:style-name="T38"><text:tab/></text:span><text:span text:style-name="T47">Le temps d'adaptation peut être estimé à environ 3 mois avant d'atteindre une utilisation efficace du système et d'obtenir une productivité supérieure à la productivité actuelle. </text:span><text:span text:style-name="T48">En effet, les applications développées </text:span><text:span text:style-name="T49">seront conçues pour faciliter la vie des utilisateurs, elles seront ergonomiques et faciles à prendre en main. Elles reprendront le visuel des documents existant pour faciliter l'adaptation des employés.</text:span></text:p>
      <text:list xml:id="list1683937084" text:continue-numbering="true" text:style-name="L6">
        <text:list-item>
          <text:p text:style-name="P32">Impacts sur l'organisation</text:p>
          <text:list>
            <text:list-item>
              <text:p text:style-name="P32">des structures</text:p>
            </text:list-item>
          </text:list>
        </text:list-item>
      </text:list>
      <text:p text:style-name="P43"><text:span text:style-name="T38"><text:tab/></text:span><text:span text:style-name="T47">La structure d</text:span><text:span text:style-name="T49">e la Direction du Matériel subit quelques changements majeurs : la maintenance est externalisée, il n'y a donc plus besoin des ateliers et des 60 personnes qui travaillaient dans ces ateliers. </text:span><text:span text:style-name="T50">Cela simplifie énormément la gestion de la maintenance et réduit les coûts. Le département Maintenance s'occupe maintenant uniquement de la gestion des entreprises de maintenance et des statistiques de pannes pour établir le planning. L'application correspondante sera donc plus facile à mettre en place.</text:span></text:p>
      <text:list xml:id="list549489012" text:continue-numbering="true" text:style-name="L6">
        <text:list-item>
          <text:list>
            <text:list-item>
              <text:p text:style-name="P32">des processus</text:p>
            </text:list-item>
          </text:list>
        </text:list-item>
      </text:list>
      <text:p text:style-name="P33"><text:span text:style-name="T38"><text:tab/></text:span><text:span text:style-name="T35">Les processus </text:span><text:span text:style-name="T36">ne sont pas énormément modifiés. La grosse différence vient du fait que tout est informatisé. </text:span><text:span text:style-name="T34">Les processus seront donc plus rapide mais les informations qui transitent restent les mêmes.</text:span></text:p>
      <text:list xml:id="list1563453108" text:continue-numbering="true" text:style-name="L6">
        <text:list-item>
          <text:list>
            <text:list-item>
              <text:p text:style-name="P32">de la relation avec les partenaires</text:p>
            </text:list-item>
          </text:list>
        </text:list-item>
      </text:list>
      <text:p text:style-name="P40"><text:tab/><text:span text:style-name="T50">La relation avec les partenaires est grandement améliorée. En effet, tout les chantiers étant équipés d'un poste informatique vont pouvoir transmettre les informations beaucoup plus rapidement. </text:span><text:span text:style-name="T51">Les relations sont ainsi améliorées au niveau de l'efficacité et de la rapidité de prise en compte.</text:span></text:p>
      <text:p text:style-name="P41"><text:tab/>De même avec les fournisseurs et les entreprises de maintenance, les informations arrivent plus tôt donc on peut les contacter plus tôt et obtenir les matériels demandé dans de meilleurs délais.</text:p>
      <text:list xml:id="list1266750854" text:continue-numbering="true" text:style-name="L6">
        <text:list-item>
          <text:p text:style-name="P32">Risques de mise en œuvre</text:p>
        </text:list-item>
      </text:list>
      <text:p text:style-name="P42"><text:tab/>Le risque <text:span text:style-name="T52">le plus important est celui du dépassement de délai. La méthodologie de développement des applications doit être choisie avec soins et il faudra que tout le monde la respecte car </text:span><text:span text:style-name="T50">chaque délai entraîne un surcoût.</text:span></text:p>
      <text:p text:style-name="P42"><text:span text:style-name="T50"><text:tab/>Les employés peuvent aussi ne pas s'adapter au nouveau système. Mais c'est un risque négligeable car les applications seront conçues pour l'utilisateur en collaboration avec lui pour qu'il ne soit pas complètement perdu </text:span><text:span text:style-name="T51">lors de l'intégration du système</text:span><text:span text:style-name="T50">.</text:span></text:p>
      <text:p text:style-name="P30"><text:span text:style-name="T22"><text:tab/>Un risque non négligeable est celui de la perte de productivité. </text:span><text:span text:style-name="T20">En effet, le but de cette opération est d'améliorer le système. Notre rôle est de faire en sorte qu'il soit plus efficace. Grâce à notre méthodologie, l'étude que nous avons menée jusqu'à présent, les différentes solutions proposées, nous pouvons assurer que ce risque est minimal.</text:span></text:p>
      <text:p text:style-name="P27"><text:span text:style-name="T20"/></text:p>
      <text:h text:style-name="P60" text:outline-level="2"><text:soft-page-break/>Critères Techniques et Fonctionnels</text:h>
      <text:h text:style-name="P56" text:outline-level="3">Facilité d’intégration dans le SI de l’entreprise</text:h>
      <text:p text:style-name="P27"><text:tab/>L’entreprise n’a pas encore un Système d'information <text:span text:style-name="T58">très</text:span> informatisé. Cela implique un besoin de formation de personnel, en considérant les différents profils d’utilisateur (ouvriers, comptables, etc) et les besoins spécifique de GSTP. Pour ce cas, la solution spécifique est bien adaptée, car son cycle de développement prend déjà en considération les tests et validation des utilisateurs <text:span text:style-name="T58">et sera en conséquence adaptée aux différents profils de GSTP</text:span>.</text:p>
      <text:h text:style-name="P56" text:outline-level="3">Adéquation aux besoins fonctionnels</text:h>
      <text:p text:style-name="P27"><text:tab/>La solution spécifique est spécialement conçu<text:span text:style-name="T58">e</text:span> pour être bien adapté<text:span text:style-name="T58">e</text:span> aux besoins fonctionnels. La modélisation des entités utilisées par GSTP (spécifiques ou généra<text:span text:style-name="T58">les</text:span>), tels <text:span text:style-name="T58">que</text:span> le matériel, le chantier, la planification et la facture fourni<text:span text:style-name="T58">e</text:span> une bonne cohérence aux besoins fonctionnels. <text:span text:style-name="T58">De</text:span> plus, l’utilisation d’un stockage centralisé donne au système une considérable optimisation des échanges de données (moins <text:span text:style-name="T58">de </text:span>fiches papiers; plus de disquettes). <text:span text:style-name="T58">L</text:span>’utilisation d<text:span text:style-name="T58">'</text:span>interfaces Web pour toutes les applications donne à ce système une appréciable portabilité et, <text:span text:style-name="T58">selon</text:span> <text:span text:style-name="T58">l</text:span>es méthodes d’assurance qualité et gestion de projet adopté<text:span text:style-name="T58">e</text:span>s, un haut niveau de standardisation.</text:p>
      <text:p text:style-name="P27"/>
      <text:h text:style-name="P56" text:outline-level="3">Qualité technique </text:h>
      <text:list xml:id="list1691941922" text:style-name="L7">
        <text:list-item>
          <text:p text:style-name="P34">Fiabilité et securité</text:p>
        </text:list-item>
      </text:list>
      <text:p text:style-name="P27"><text:tab/>En considérant que c’est une nouvelle solution, la fiabilité et la sécurité n’ont pas un niveau <text:span text:style-name="T58">aussi</text:span> accentué que celui proposé par d<text:span text:style-name="T58">'</text:span>autres solutions déjà établies du marché. La batterie de tests est une partie évidemment important du développement de la solution spécifique, mais il se n’agit pas d’un<text:span text:style-name="T58">e</text:span> méthode parfait<text:span text:style-name="T58">e</text:span> pour assurer un niveau de sécurité et <text:span text:style-name="T58">de </text:span>fiabilité pareil<text:span text:style-name="T58">s</text:span> à ceux d’une solution déjà utilisé <text:span text:style-name="T58">depuis</text:span> longtemps par beaucoup d<text:span text:style-name="T58">'</text:span>entreprises. En particulier, l’utilisation d<text:span text:style-name="T58">u</text:span> Web comme le seul moyen de transport de données peut occasionner des soucis par rapport à la fiabilité du système (une panne de connexion Internet, par exemple, peut arrêter des parties importantes du système) et la sécurité (une caractéristique innée d’internet). <text:span text:style-name="T58">Il </text:span>est souhaitable d’avoir un système de détection et correction des b<text:span text:style-name="T58">ugs</text:span>, avec un forfait de support logiciel, ce qui ajoute <text:span text:style-name="T58">nécessairement</text:span> de coûts de maintenance.</text:p>
      <text:p text:style-name="P27"/>
      <text:list xml:id="list872592033" text:style-name="L10">
        <text:list-item>
          <text:p text:style-name="P35">Évolutivité et facilité de mise à jour</text:p>
        </text:list-item>
      </text:list>
      <text:p text:style-name="P27"><text:tab/>D<text:span text:style-name="T58">û</text:span> au fait que la solution spécifique consiste <text:span text:style-name="T58">en le</text:span> développement d’un logiciel, et pas d’un progiciel, il y aura des limitations et <text:span text:style-name="T58">des </text:span>contraintes d’évolution. Normalement l’évolution d’un logiciel le transforme de plus en plus en un progiciel (ça veut dire, extraire les modules qui ne sont pas vraiment spécifiques du logiciel en bibliothèques). La modélisation orientée objet prend en considération la modularisation du système avec une certaine granularité. Nonobstant cette démarche, l’évolution des logiciels (même ceux orientées objets) est parfois assez compl<text:span text:style-name="T58">e</text:span>xes. Les progiciels ont un état de modularisation notable, ce qui permet une évolution rapide, pratique et des mises à jour faisables et fiables. </text:p>
      <text:p text:style-name="P27"/>
      <text:list xml:id="list1980993788" text:style-name="L11">
        <text:list-item>
          <text:p text:style-name="P36">Facilité d’utilisation et ergonomie</text:p>
        </text:list-item>
      </text:list>
      <text:p text:style-name="P27"><text:span text:style-name="T20"><text:tab/>En sachant que le développement de la solution spécifique inclut la spécification et conception des IHM, cela présente une adaptabilité prestigieu</text:span><text:span text:style-name="T21">se</text:span><text:span text:style-name="T20"> </text:span><text:span text:style-name="T21">en</text:span><text:span text:style-name="T20"> ce qui concerne l’ergonomie et les divers profils d’utilisateurs. En plus, l’évolution de la solution spécifique </text:span><text:soft-page-break/><text:span text:style-name="T20">prend en considération l’évolution des IHM en considérant les résultats des </text:span><text:span text:style-name="T21">études menées auprès</text:span><text:span text:style-name="T20"> des utilisateurs finaux.</text:span></text:p>
      <text:p text:style-name="P27"><text:span text:style-name="T20"/></text:p>
      <text:h text:style-name="Heading_20_1" text:outline-level="1"><text:span text:style-name="T7">Solution Standard</text:span></text:h>
      <text:h text:style-name="P60" text:outline-level="2">Délai<text:span text:style-name="T59">s</text:span> de mise en œuvre</text:h>
      <text:p text:style-name="P24"><text:tab/>Les délais de mise en œuvre de la solution standard sont relativement court. En effet, SAP existe déjà. Il s'agit donc uniquement d'installer le système et de former le personnel à son utilisation.</text:p>
      <text:p text:style-name="P27"><text:tab/>Le système informatique actuel devra être complètement refondu afin d'obtenir les meilleurs performances possibles. Étant donné le manque d'information concernant le matériel informatique actuellement utilisé tant au niveau des performances matériel que du système d'exploitation, il est envisageable de proposer un renouvellement complet du parc informatique. Chaque service à savoir maintenance, location et facturation sera équipé de plusieurs postes. Un serveur central sera installé au sein de la direction matériel. L'installation matériel et la configuration du système prendra environ 3 mois.</text:p>
      <text:p text:style-name="P24"/>
      <text:h text:style-name="P60" text:outline-level="2"><text:bookmark text:name="__RefHeading__404_1336058694"/>Délai d'adaptation au nouveau SI<text:bookmark-end text:name="__RefHeading__404_1336058694"/></text:h>
      <text:p text:style-name="P25"><text:tab/>SAP étant une solution standard, l'adaptation du personnel pourrait être plus longue que pour l'application spécifique. En effet, celle-ci peut être développé<text:span text:style-name="T59">e</text:span> notamment pour la partie graphique en fonction des préférences du personnel de GSTP. L'utilisation de SAP impose l'adaptation obligatoire aux fonctions de SAP. Il faudra donc former au moins deux voire trois personnes par chantiers ainsi que l'ensemble du personnel de la direction matériel (service location, facturation, …).</text:p>
      <text:p text:style-name="P25"><text:tab/>L'adaptation du personnel devra être contrôlée régulièrement afin de s'assurer de la bonne marche du projet.</text:p>
      <text:p text:style-name="P25"><text:tab/>Les délais d'adaptation inclu<text:span text:style-name="T59">ent</text:span> également le temps d'informatisation de dispositif actuel. En effet, GSTP gère actuellement 40 chantiers. Il faudra donc rentrer dans SAP, les informations (matériel, facture, …) concernant ces chantiers et s'assurer qu'il ne subsiste pas de processus non automatisé. Cette phase qui doit être effectuer le plus rapidement possible risque d'être assez compliquée de part la quantité d'informations à informatiser mais également parce qu’elle ne doit pas perturber le travail en cours de GSTP.</text:p>
      <text:p text:style-name="P25"><text:tab/>L'externalisation sera aussi assez long à mettre en place puisqu'il s'agit d'externaliser au plus vite la maintenance actuellement effectuée par GSTP. Il faut donc trouver des sous-traitant assez rapidement. </text:p>
      <text:p text:style-name="P25"><text:tab/>Le temps de mise en place complète du système devrait prendre environ 3 mois.</text:p>
      <text:p text:style-name="P25"/>
      <text:h text:style-name="P60" text:outline-level="2"><text:bookmark text:name="__RefHeading__1777_1810149720"/>Impact<text:span text:style-name="T59">s</text:span> sur l'organisation<text:bookmark-end text:name="__RefHeading__1777_1810149720"/></text:h>
      <text:h text:style-name="P56" text:outline-level="3"><text:bookmark text:name="__RefHeading__1779_1810149720"/><text:tab/>Des structures<text:bookmark-end text:name="__RefHeading__1779_1810149720"/></text:h>
      <text:p text:style-name="P27"><text:tab/>Du point de vue organisationnel, il faut refondre complètement le département maintenance. En effet, l'externalisation implique un allègement très important du service. Le département maintenance compte actuellement une soixantaine de personne répartis sur chaque chantier pour la partie technique. Un plan de restructuration devra donc être mis en place afin de licencier ou de replacer à un autre poste dans l'entreprise ce personnel. Le service de gestion des pièces <text:span text:style-name="T59">de rechange </text:span>devra être supprimé. Les pièces de rechange et les magasins que possède GSTP seront vendus. </text:p>
      <text:p text:style-name="P27"><text:soft-page-break/>Après réorganisation, le département maintenance ne contiendra plus qu'un seul service, le service Maintenance. Celui-ci sera en charge de la recherche de sous-traitant, de la planification et de l'établissement des contrats avec les sous-traitant<text:span text:style-name="T59">s</text:span>. <text:span text:style-name="T59">Deux</text:span> personnes travailleront dans ce nouveau service. Il y aura donc deux postes <text:span text:style-name="T59">informatiques</text:span>.</text:p>
      <text:p text:style-name="P27"><text:tab/>Le département matériel pourra être gardé tel quel. Cependant, le nombre de poste informatique sera augmenté et les postes actuels seront remplacés. Le service Gestion du Matériel contiendra 3 postes. Le service Gestion du Parc Matériel et le service Facturation contiendront 1 postes chacun. </text:p>
      <text:p text:style-name="P27"><text:tab/>Tout comme le département matériel, le département achat sera peu modifié. Seul le service achat pièce de rechange sera supprimé. Deux postes informatiques seront installés pour les 3 services restants.</text:p>
      <text:h text:style-name="P56" text:outline-level="3"><text:bookmark text:name="__RefHeading__1781_1810149720"/><text:tab/>Des processus<text:bookmark-end text:name="__RefHeading__1781_1810149720"/></text:h>
      <text:p text:style-name="P27"><text:tab/>Les processus SAP définit dans l'élaboration de la solution standard seront mis en place et gérés par les services de GSTP. </text:p>
      <text:p text:style-name="P27">La répartition des processus SAP entre les différents service sera la suivante :</text:p>
      <text:list xml:id="list996383275" text:style-name="L12">
        <text:list-item>
          <text:p text:style-name="P45">Processus Affectation → Service Gestion du Matériel</text:p>
        </text:list-item>
        <text:list-item>
          <text:p text:style-name="P45">Processus Facturation → Service Facturation</text:p>
        </text:list-item>
        <text:list-item>
          <text:p text:style-name="P45">Processus Gestion Maintenance → Service Maintenance</text:p>
        </text:list-item>
        <text:list-item>
          <text:p text:style-name="P45">Processus Location → Service Location du Matériel</text:p>
        </text:list-item>
        <text:list-item>
          <text:p text:style-name="P45">Processus Planning Maintenance → Service Maintenance</text:p>
        </text:list-item>
        <text:list-item>
          <text:p text:style-name="P45">Processus Planning Achat → Service Achat de Matériel</text:p>
        </text:list-item>
        <text:list-item>
          <text:p text:style-name="P45">Processus Planning Affectation → Service Gestion du Matériel</text:p>
        </text:list-item>
      </text:list>
      <text:p text:style-name="P27">Les autres processus non décrit dans le rapport ARIS seront également répartis entre les différents services.</text:p>
      <text:h text:style-name="P56" text:outline-level="3"><text:bookmark text:name="__RefHeading__1783_1810149720"/><text:tab/>De la relation avec les partenaires<text:bookmark-end text:name="__RefHeading__1783_1810149720"/></text:h>
      <text:p text:style-name="P27"><text:tab/>La relation avec les chantiers sera modifié<text:span text:style-name="T59">e</text:span> dans le sens où elle sera entièrement informatisée et automatisée. SAP gérera toutes les communications entre les différents services. La relation avec les partenaires pour l'achat et la location de matériel ne sera pas modifié<text:span text:style-name="T59">e</text:span>. Certaines entreprises qui louent actuellement du matériel à GSTP pourrait être amenées à devenir des partenaires pour la maintenance. Cependant ces deux contrats, location et maintenance, sont complètement indépendant. Si un contrat de maintenance venait à être signés avec une entreprise ayant un contrat de location avec GSTP, celui-ci n'en serait pas modifié. </text:p>
      <text:p text:style-name="P27"><text:tab/>Pour la maintenance, il faudra trouver de nouveaux partenaires. La relation avec ces partenaires sera légèrement différente de celle avec les partenaires de location et achat. En effet, le matériel <text:span text:style-name="T59">pourra</text:span> être enlevé directement sur les chantiers. Ce qui implique une relation tripartite entre le département maintenance, le chantier et l'entreprise de maintenance.</text:p>
      <text:h text:style-name="P60" text:outline-level="2"><text:bookmark text:name="__RefHeading__1785_1810149720"/>Risque de mise en œuvre<text:bookmark-end text:name="__RefHeading__1785_1810149720"/></text:h>
      <text:p text:style-name="P27"><text:tab/>La refonte complète du système d'information de GSTP n'est pas sans risque. En effet, un échec de ce projet poserait de gros problème à la fois financiers et organisationnelles à GSTP. L'adaptation à SAP n'est pas facile. Elle n'est possible qu'avec l'implication complète de tous le personnel de la direction du matériel. De plus, l'externalisation de la maintenance et une opération lourde et complexe. Le licenciement d<text:span text:style-name="T59">'</text:span>u<text:span text:style-name="T59">ne</text:span> grande partie du personnel risque de poser des problèmes sociaux et de rendre le reste du personnel hostile au changement. Un manque d'implication et des discordes au sein de la direction du matériel feront certainement échoué le projet. </text:p>
      <text:p text:style-name="P27"><text:tab/>Il faudra donc procéder par étapes. Dans un premier temps, le service d'information <text:soft-page-break/>sera refondu avec l'installation de SAP. La maintenance sera à ce moment là encore effectué par GSTP. Cependant, c'est pendant cette première étape que GSTP devra rechercher des sous-traitant pour externaliser la maintenance. Dans une seconde étape, le service maintenance sera entièrement réorganisé. SAP prendra alors en compte cette modification. Comme les sous-traitant auront été contactés dans la première phase, la maintenance en cours pourra être immédiatement confiée à ces entreprises. </text:p>
      <text:p text:style-name="P27"><text:span text:style-name="T7"><text:tab/>Les risques pour GSTP sont donc grand et l'opération assez compliquée. Cependant, nous sommes là pour accompagner GSTP dans ce projet et nous mettrons tout en œuvre pour qu'il se passe le mieux possible.</text:span></text:p>
      <text:h text:style-name="P60" text:outline-level="2">Critères Techniques et Fonctionnels</text:h>
      <text:h text:style-name="P56" text:outline-level="3">Facilité d’intégration dans le SI de l’entreprise</text:h>
      <text:p text:style-name="P27"><text:tab/>Dû au fait qu'il n'y a pas de Système d'informations établi et consolidé dans l'entreprise, l'implantation de la solution standard englobe une formation du personnel sur les outils de la solution, en considérant les profils utilisateurs souhaités.</text:p>
      <text:p text:style-name="P27">Pour son installation, il suffira d'avoir un petit serveur qui exécute le SAP dans le siège et équiper les chantier qui n'ont pas d'ordinateurs d'un terminal avec l'accès à l'Internet. </text:p>
      <text:h text:style-name="P56" text:outline-level="3">Adéquation aux besoins fonctionnels</text:h>
      <text:p text:style-name="P27"><text:tab/>La solution standard peut résoudre les principa<text:span text:style-name="T60">ux</text:span> problème<text:span text:style-name="T60">s</text:span> de l'ancienne structure du système l'entreprise. Comme <text:span text:style-name="T60">par </text:span>exemple, la base de données centralisée va résoudre le problème de incohérence et <text:span text:style-name="T60">de </text:span>pertes d'informations, l'informatisation des chantiers et la mise en œuvre de la communication avec le siège rendra le système plus fiable et efficace, les processus administratifs seront mieux gérés et contrôlés par l'entreprise. <text:span text:style-name="T60">De</text:span> plus, le système de facturation sera automatisé.</text:p>
      <text:h text:style-name="P56" text:outline-level="3">Qualité technique</text:h>
      <text:list xml:id="list306488148" text:style-name="L13">
        <text:list-item>
          <text:p text:style-name="P37">Fiabilité et Sécurité</text:p>
        </text:list-item>
      </text:list>
      <text:p text:style-name="P27"><text:tab/>Comme la solution standard SAP ERP est déjà utilisée par plusieurs entreprise et sa crédibilité est connue à travers le monde entier, ce choix sera l<text:span text:style-name="T60">e</text:span> plus sécurisé. Les failles de sécurité et b<text:span text:style-name="T60">ugs</text:span> peuvent être détectés rapidement. En plus, cette solution englobe un support en ligne qui peut aider <text:span text:style-name="T60">l</text:span>es utilisateurs dans l'entreprise, sans avoir besoin de contacter le fournisseur du progiciel.</text:p>
      <text:list xml:id="list1815485141" text:style-name="L16">
        <text:list-item>
          <text:p text:style-name="P38">Evolutivité et facilité de mise à jour</text:p>
        </text:list-item>
      </text:list>
      <text:p text:style-name="P27"><text:tab/>La solution standard est hautement adaptable par rapport aux besoins des utilisateurs. En plus, le SAP ERP peut englober et s'adapter à des modifications de la structure de l'entreprise en ce qui concerne <text:span text:style-name="T60">l'</text:span>ajout d'un processus et <text:span text:style-name="T60">la </text:span>modification de processus et <text:span text:style-name="T60">de </text:span>transactions aussi.</text:p>
      <text:list xml:id="list1437227718" text:style-name="L17">
        <text:list-item>
          <text:p text:style-name="P39">Facilité d’utilisation et ergonomie</text:p>
        </text:list-item>
      </text:list>
      <text:p text:style-name="P27"><text:tab/>Comme la solution standard SAP ERP a une interface lourde, le personnel de l'entreprise GSTP n'est pas habitué avec le progiciel et ils n'ont pas fait partie du développement du progiciel, le coût de la formation interne du personnel sera élevé. </text:p>
      <text:p text:style-name="P27"><text:span text:style-name="T7"><text:tab/>Par contre, cette solution peut gérer plusieurs profils d'utilisateurs et elle gère aussi les droits d’utilisation et les données de chaque utilisateur </text:span><text:span text:style-name="T60">très efficacement</text:span><text:span text:style-name="T7">.</text:span></text:p>
      <text:p text:style-name="P27"><text:span text:style-name="T7"/></text:p>
      <text:h text:style-name="P48" text:outline-level="1"><text:span text:style-name="T3">SYN</text:span>THESE des solutions</text:h>
      <text:p text:style-name="Text_20_body"/>
      <text:p text:style-name="Text_20_body"><text:tab/><text:span text:style-name="T9">Après avoir regardé les différents critères d'évaluation des deux solutions on va s'intéresser maintenant à une comparaison entre les deux en vue de determiner la solution qui est la plus convenable. On va réaliser notre analyse sur plusieurs plans, en tenant compte des différentes catégories des critères.</text:span></text:p>
      <text:h text:style-name="Heading_20_2" text:outline-level="2">Analyse du point de vue financier</text:h>
      <text:p text:style-name="Text_20_body"><text:tab/>Du point de vue financier les coûts sont plus élévés dans le cas de la solution standard. En effet, la licence SAP (estimée à 450 000 euros pour toutes les postes) est beaucoup plus couteuse que le développement d'une solution spécifique (estimé à 150 000 euros). La formation des employés pour l'utilisation des logiciels demande aussi des ressources plus importantes dans le cas de la solution standard. Le calcul des deux ROI montrent un avantage assez important pour la solution spécifique.</text:p>
      <text:p text:style-name="Text_20_body"><text:tab/>Du coté des risques on a à peu près les mêmes dangers pour les deux solutions: <text:s/><text:span text:style-name="T10">résistance au changement,communication inefficace, difficultés, ou une exploitation inefficace du nouveau système.</text:span></text:p>
      <text:p text:style-name="Text_20_body"><text:span text:style-name="T10"><text:tab/>Des avantages dues à la standardisation, l'utilisation d'un outil connu sur le marché et la facilité de communication avec les systèmes d'information des autres entreprises sont envisagés pour la solution standard. Ces avantages peuvent se prouver très importantes à long terme. En effet, une solution spécifique est moins flexible face aux changements organisationnels au sein d'une entreprise. Ça peut entraîner la nécessité des nouveaux modules et donc du l'investissement dans le développement et après dans la formation. Si jamais l'entreprise qui a crée l'application spécifique n'existe plus, l</text:span><text:span text:style-name="T11">a maintenance sera encore plus difficile. Par contre, pour la solution standard, une nouvelle configuration peut resoudre les problèmes dues aux changements dans l'entreprise.</text:span></text:p>
      <text:h text:style-name="Heading_20_2" text:outline-level="2">Analyse du point de vue de la mise en oeuvre</text:h>
      <text:p text:style-name="Text_20_body"><text:tab/>En ce qui concerne l<text:span text:style-name="T9">a mise en oeuvre, les deux solutions ont besoin chacune d'au moins 3 mois pour que tout soit installé et configuré correctement. Pourtant, il y a des risques importants à prendre en compte des deux cotés pendant cette étape. </text:span></text:p>
      <text:p text:style-name="Text_20_body"><text:tab/>Un risque de dépasement de délai du développement de l'application spécifique peut mettre en danger la mise en oeuvre de la solution et peut entraîner des coûts importants. En revanche, pour la solution standard, l'ERP étant déjà développé, il doit être juste configuré pour bien l'adapter aux besoins de l'entreprise.</text:p>
      <text:p text:style-name="Text_20_body"><text:tab/>La formation des employés peut s'avérer plus couteuse et plus difficile pour l'ERP que pour l'autre application. En effet, l'ERP est plus rigide car se veut le plus standard possible tandis que l'application spécifique a été développée sur la base d'un fort dialogue entre l'entreprise et les réalisateurs et elle est donc très personnalisée</text:p>
      <text:h text:style-name="Heading_20_2" text:outline-level="2">Analyse du point de vue des critères techniques et fonctionnels</text:h>
      <text:p text:style-name="Text_20_body"><text:tab/>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ureuse et documentée car il s'agit d'une communauté d'entreprises qui l'utilisent, il en résulte un plus de fiabilité et de la securité pour cette solution. </text:p>
      <text:p text:style-name="Text_20_body"><text:soft-page-break/><text:tab/>Du point de vue de la facilité d'intégration du nouveau SI, les deux solutions utilisent le Web donc il n'y aura pas des difficultés techniques importantes pour l'installation de la solution. L'ergonomie et l'aisance d'utilisation seront beaucoup plus appreciés pour la solution standard car la solution spécifique impose une IHM standardisée qui peut donner l'impr<text:span text:style-name="T7">e</text:span>ssion d'une certaine rigidité. Pourtant, cette IHM est assez ergonomique et inductive.</text:p>
      <text:h text:style-name="Heading_20_2" text:outline-level="2">Conclusion</text:h>
      <text:p text:style-name="Text_20_body"><text:span text:style-name="T7"><text:tab/>Pour conclure on peut affirmer que les deux solutions ont des avantages et des désavantages en fonction des critères analysés précedamment. Il faut bien étudier le profil de l'entreprise pour déduire laquelle des solutions est la plus appropriée. En effet, selon les plans de developpement de l'entreprise on peut prévoir si le systéme va beaucoup changer dans le futur, et dans ce cas s'orienter vers l'utilisation d'un ERP. Les profils des employés, leur comportement face aux changements pourront aussi déterminer s'ils vont s'adapter à une interface d'un ERP ou si une interface personnalisée devra être mise en place. On ne peut pas décider laquelle solution est la meilleure sans avoir étudié en détail tous ces asp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valuation des solutions</text:title></text:p>
      </style:header>
      <style:footer>
        <text:p text:style-name="Spec_20_-_20_Note_20_de_20_bas_20_de_20_page">Page <text:page-number text:select-page="current">13</text:page-number> sur <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7:45:47</meta:creation-date>
    <meta:editing-duration>PT01H17M42S</meta:editing-duration>
    <meta:editing-cycles>4</meta:editing-cycles>
    <meta:generator>OpenOffice.org/3.2$Unix OpenOffice.org_project/320m19$Build-9505</meta:generator>
    <dc:subject>Comparaison entre les solutions spécifique et standard</dc:subject>
    <dc:title>Évaluation des solutions</dc:title>
    <meta:initial-creator>Billy </meta:initial-creator>
    <dc:date>2011-03-09T17:51:49</dc:date>
    <dc:creator>Billy </dc:creator>
    <meta:document-statistic meta:table-count="3" meta:image-count="0" meta:object-count="0" meta:page-count="13" meta:paragraph-count="190" meta:word-count="4310" meta:character-count="27976"/>
    <meta:user-defined meta:name="Info 2"/>
    <meta:user-defined meta:name="Info 3"/>
    <meta:user-defined meta:name="Info 4"/>
    <meta:user-defined meta:name="License">&lt;a href="http://templates.services.openoffice.org/bsd-license"&gt;BSD&lt;/a&gt; </meta:user-defined>
  </office:meta>
</office:document-meta>
</file>